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automatic-styles>
    <style:style style:name="Tableau1" style:family="table">
      <style:table-properties style:width="0.603cm" table:align="left" fo:background-color="transparent">
        <style:background-image/>
      </style:table-properties>
    </style:style>
    <style:style style:name="Tableau1.A" style:family="table-column">
      <style:table-column-properties style:column-width="0.603cm"/>
    </style:style>
    <style:style style:name="Tableau1.A1" style:family="table-cell">
      <style:table-cell-properties style:vertical-align="middle" fo:padding-left="0cm" fo:padding-right="0cm" fo:padding-top="0cm" fo:padding-bottom="0.212cm" fo:border-left="none" fo:border-right="none" fo:border-top="none" fo:border-bottom="1.5pt solid #323232"/>
    </style:style>
    <style:style style:name="P1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Open Sans" fo:font-size="22.5pt" fo:letter-spacing="normal" fo:font-style="normal" fo:font-weight="normal"/>
    </style:style>
    <style:style style:name="P2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3" style:family="paragraph" style:parent-style-name="Table_20_Heading">
      <style:text-properties fo:font-size="2pt" style:font-size-asian="2pt" style:font-size-complex="2pt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333333" loext:opacity="100%" style:font-name="Open Sans" fo:font-size="10.5pt" fo:letter-spacing="normal" fo:font-style="normal" fo:font-weight="normal"/>
    </style:style>
    <style:style style:name="P6" style:family="paragraph">
      <style:paragraph-properties fo:text-align="start"/>
      <style:text-properties fo:font-family="inherit"/>
    </style:style>
    <style:style style:name="T1" style:family="text">
      <style:text-properties fo:font-weight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gr1" style:family="graphic">
      <style:graphic-properties fo:margin-top="0.106cm" fo:margin-bottom="0cm" style:wrap="righ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privs_form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ALL" form:control-implementation="ooo:com.sun.star.form.component.CheckBox" xml:id="control1" form:id="control1" form:value="ALL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hdrManageUserPrivs"/>Manage User Privileges</text:h>
      <text:p text:style-name="P5">User: <text:span text:style-name="T1">applicationcepbu_admin</text:span></text:p>
      <text:p text:style-name="P5">Database: <text:span text:style-name="T1">applicationcepbu_text</text:span></text:p>
      <text:p text:style-name="P4"><draw:frame draw:style-name="fr2" draw:name="Cadre1" text:anchor-type="paragraph" svg:width="21.908cm" draw:z-index="0"><draw:text-box fo:min-height="0.041cm"><text:p text:style-name="P2"><text:bookmark-start text:name="privs_table"/><draw:frame draw:style-name="fr1" draw:name="Cadre2" text:anchor-type="char" svg:width="21.114cm" draw:z-index="1"><draw:text-box fo:min-height="0.041cm"><text:p text:style-name="Text_20_body"/></draw:text-box></draw:frame><text:bookmark-end text:name="privs_table"/></text:p><table:table table:name="Tableau1" table:style-name="Tableau1"><table:table-column table:style-name="Tableau1.A"/><table:table-header-rows><table:table-row><table:table-cell table:style-name="Tableau1.A1" office:value-type="string"><text:p text:style-name="P3"><draw:control text:anchor-type="paragraph" draw:z-index="2" draw:name="Forme1" draw:style-name="gr1" draw:text-style-name="P6" svg:width="0.345cm" svg:height="0.345cm" svg:x="0cm" svg:y="0.106cm" draw:control="control1"/><text:bookmark text:name="ALL"/></text:p></table:table-cell></table:table-row></table:table-header-rows></table:table><text:p text:style-name="Text_20_body"/></draw:text-box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5:31:04.847120734</meta:creation-date>
    <dc:date>2024-05-26T15:59:35.208628423</dc:date>
    <meta:editing-duration>PT18M18S</meta:editing-duration>
    <meta:editing-cycles>1</meta:editing-cycles>
    <meta:document-statistic meta:table-count="1" meta:image-count="0" meta:object-count="0" meta:page-count="1" meta:paragraph-count="4" meta:word-count="7" meta:character-count="82" meta:non-whitespace-character-count="77"/>
    <meta:generator>LibreOffice/7.3.7.2$Linux_X86_64 LibreOffice_project/30$Build-2</meta:generator>
  </office:meta>
</office:document-meta>
</file>